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size="20pt" officeooo:rsid="001d80ed" officeooo:paragraph-rsid="001d80ed" style:font-size-asian="17.5pt" style:font-size-complex="20pt"/>
    </style:style>
    <style:style style:name="P2" style:family="paragraph" style:parent-style-name="Text_20_body">
      <style:text-properties fo:font-size="16pt" officeooo:rsid="001d80ed" officeooo:paragraph-rsid="001d80ed" style:font-size-asian="14pt" style:font-size-complex="16pt"/>
    </style:style>
    <style:style style:name="P3" style:family="paragraph" style:parent-style-name="Text_20_body">
      <style:text-properties fo:font-size="16pt" officeooo:rsid="001f2ef2" officeooo:paragraph-rsid="001f2ef2" style:font-size-asian="14pt" style:font-size-complex="16pt"/>
    </style:style>
    <style:style style:name="P4" style:family="paragraph" style:parent-style-name="Text_20_body">
      <style:text-properties fo:font-size="16pt" officeooo:rsid="00216268" officeooo:paragraph-rsid="00216268" style:font-size-asian="14pt" style:font-size-complex="16pt"/>
    </style:style>
    <style:style style:name="P5" style:family="paragraph" style:parent-style-name="Text_20_body">
      <style:text-properties fo:font-size="16pt" officeooo:rsid="002212ef" officeooo:paragraph-rsid="002212ef" style:font-size-asian="14pt" style:font-size-complex="16pt"/>
    </style:style>
    <style:style style:name="P6" style:family="paragraph" style:parent-style-name="Text_20_body">
      <style:text-properties fo:font-size="16pt" officeooo:rsid="00236d04" officeooo:paragraph-rsid="00236d04" style:font-size-asian="14pt" style:font-size-complex="16pt"/>
    </style:style>
    <style:style style:name="P7" style:family="paragraph" style:parent-style-name="Text_20_body">
      <style:text-properties fo:font-size="16pt" officeooo:rsid="0023bbb0" officeooo:paragraph-rsid="0023bbb0" style:font-size-asian="14pt" style:font-size-complex="16pt"/>
    </style:style>
    <style:style style:name="P8" style:family="paragraph" style:parent-style-name="Text_20_body">
      <style:text-properties fo:font-size="16pt" officeooo:rsid="00240aa4" officeooo:paragraph-rsid="00240aa4" style:font-size-asian="14pt" style:font-size-complex="16pt"/>
    </style:style>
    <style:style style:name="P9" style:family="paragraph" style:parent-style-name="Text_20_body">
      <style:text-properties fo:font-size="16pt" officeooo:rsid="00245c22" officeooo:paragraph-rsid="00245c22" style:font-size-asian="14pt" style:font-size-complex="16pt"/>
    </style:style>
    <style:style style:name="P10" style:family="paragraph" style:parent-style-name="Text_20_body">
      <style:text-properties fo:font-size="16pt" officeooo:rsid="0024e9fc" officeooo:paragraph-rsid="0024e9fc" style:font-size-asian="14pt" style:font-size-complex="16pt"/>
    </style:style>
    <style:style style:name="P11" style:family="paragraph" style:parent-style-name="Text_20_body">
      <style:text-properties fo:font-size="16pt" officeooo:rsid="00254a79" officeooo:paragraph-rsid="00254a79" style:font-size-asian="14pt" style:font-size-complex="16pt"/>
    </style:style>
    <style:style style:name="P12" style:family="paragraph" style:parent-style-name="Title">
      <style:text-properties fo:font-size="20pt" officeooo:rsid="001d80ed" officeooo:paragraph-rsid="001d80ed" style:font-size-asian="17.5pt" style:font-size-complex="20pt"/>
    </style:style>
    <style:style style:name="T1" style:family="text">
      <style:text-properties officeooo:rsid="00216268"/>
    </style:style>
    <style:style style:name="T2" style:family="text">
      <style:text-properties officeooo:rsid="002212ef"/>
    </style:style>
    <style:style style:name="T3" style:family="text">
      <style:text-properties officeooo:rsid="00236d04"/>
    </style:style>
    <style:style style:name="T4" style:family="text">
      <style:text-properties officeooo:rsid="00237d40"/>
    </style:style>
    <style:style style:name="T5" style:family="text">
      <style:text-properties officeooo:rsid="00240aa4"/>
    </style:style>
    <style:style style:name="T6" style:family="text">
      <style:text-properties officeooo:rsid="00245c22"/>
    </style:style>
    <style:style style:name="T7" style:family="text">
      <style:text-properties officeooo:rsid="0024e9fc"/>
    </style:style>
    <style:style style:name="T8" style:family="text">
      <style:text-properties officeooo:rsid="00254a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LAB EXERCISE - 1</text:p>
      <text:p text:style-name="P1"/>
      <text:p text:style-name="P2">1. <text:s text:c="3"/>$ pwd</text:p>
      <text:p text:style-name="P2"><text:s text:c="7"/>$ ls -alh</text:p>
      <text:p text:style-name="P2"/>
      <text:p text:style-name="P2">2. <text:s text:c="3"/>$ mkdir -p {intern-2020,rapidops-2020}</text:p>
      <text:p text:style-name="P2"/>
      <text:p text:style-name="P3">3. <text:s text:c="3"/>$ <text:span text:style-name="T1">touch intern-2020/dev.txt intern-2020/helloworld.txt</text:span></text:p>
      <text:p text:style-name="P3"/>
      <text:p text:style-name="P4">4. <text:s text:c="3"/>$ man sudo &gt; intern-2020/dev.txt</text:p>
      <text:p text:style-name="P4"><text:s text:c="7"/>$ echo “helloworld” &gt; helloworld.txt</text:p>
      <text:p text:style-name="P4"/>
      <text:p text:style-name="P4">5. <text:s text:c="3"/>$ cp intern-2020/dev.txt intern-2020/helloworld.txt rapidops-2020</text:p>
      <text:p text:style-name="P4"/>
      <text:p text:style-name="P4">6. <text:s text:c="3"/>$ <text:span text:style-name="T2">cd rapidops-2020</text:span></text:p>
      <text:p text:style-name="P4"><text:s text:c="7"/><text:span text:style-name="T2">$ mv dev.txt d.txt | mv helloworld.txt h.txt</text:span></text:p>
      <text:p text:style-name="P4"/>
      <text:p text:style-name="P5">7. <text:s text:c="3"/>$ <text:span text:style-name="T3">chmod u-w d.txt</text:span></text:p>
      <text:p text:style-name="P5"><text:s text:c="7"/><text:span text:style-name="T3">$ chmod 764 h.txt</text:span></text:p>
      <text:p text:style-name="P5"/>
      <text:p text:style-name="P6">8. <text:s text:c="3"/>$ <text:span text:style-name="T4">tar -cvf rd.tar d.txt h.txt &amp;&amp; cd ../intern-2020</text:span></text:p>
      <text:p text:style-name="P6"/>
      <text:p text:style-name="P7">9. <text:s text:c="3"/><text:span text:style-name="T5">$ cp ../rapidops-2020/rd.tar &amp;&amp; rm ../rapidops-2020/rd.tar</text:span></text:p>
      <text:p text:style-name="P7"/>
      <text:p text:style-name="P8">10. <text:s text:c="2"/>$ find / -name dev.txt</text:p>
      <text:p text:style-name="P8"><text:soft-page-break/>11. <text:s text:c="2"/><text:span text:style-name="T6">$ top</text:span></text:p>
      <text:p text:style-name="P8"/>
      <text:p text:style-name="P9">12. <text:s text:c="2"/>$ df -h</text:p>
      <text:p text:style-name="P9"/>
      <text:p text:style-name="P9">13. <text:s text:c="2"/>$ <text:span text:style-name="T7">ps -aef</text:span></text:p>
      <text:p text:style-name="P9"><text:s text:c="8"/><text:span text:style-name="T7">$ ps 11223</text:span></text:p>
      <text:p text:style-name="P9"/>
      <text:p text:style-name="P10">14. <text:s text:c="2"/><text:span text:style-name="T8">$ wget https://releases.mattermost.com/desktop/4.3.2/mattermost-desktop-4.3.2-linux-i386.deb</text:span></text:p>
      <text:p text:style-name="P10"/>
      <text:p text:style-name="P11">15. <text:s text:c="2"/>$ ifconfig</text:p>
      <text:p text:style-name="P11"><text:s text:c="14"/>or</text:p>
      <text:p text:style-name="P11"><text:s text:c="8"/>$ netstat -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2:08:37.367814956</meta:creation-date>
    <dc:date>2020-01-17T19:09:04.682468727</dc:date>
    <meta:editing-duration>PT8M5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23" meta:word-count="106" meta:character-count="777" meta:non-whitespace-character-count="597"/>
  </office:meta>
</office:document-meta>
</file>